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9.07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7.802cm"/>
    </style:style>
    <style:style style:name="co11" style:family="table-column">
      <style:table-column-properties fo:break-before="auto" style:column-width="7.186cm"/>
    </style:style>
    <style:style style:name="co12" style:family="table-column">
      <style:table-column-properties fo:break-before="auto" style:column-width="12.321cm"/>
    </style:style>
    <style:style style:name="co13" style:family="table-column">
      <style:table-column-properties fo:break-before="auto" style:column-width="9.239cm"/>
    </style:style>
    <style:style style:name="co14" style:family="table-column">
      <style:table-column-properties fo:break-before="auto" style:column-width="2.94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>
      <style:map style:condition="is-true-formula(AND(ISNUMBER(FIND(&quot;N&quot;;[.$C2];1));OR(ISNUMBER(FIND(&quot;Y&quot;;[.$D2];1));ISNUMBER(FIND(&quot;Y&quot;;[.$E2];1));ISNUMBER(FIND(&quot;Y&quot;;[.$F2];1));ISNUMBER(FIND(&quot;Y&quot;;[.$G2];1)))))" style:apply-style-name="Good" style:base-cell-address="'Samples follow-up'.C2"/>
      <style:map style:condition="is-true-formula(ISNUMBER(FIND(&quot;N&quot;;[.$C2];1)))" style:apply-style-name="Warning" style:base-cell-address="'Samples follow-up'.C2"/>
    </style:style>
    <style:style style:name="ce4" style:family="table-cell" style:parent-style-name="Default">
      <style:table-cell-properties fo:background-color="transparent"/>
      <style:text-properties fo:color="#000000"/>
      <style:map style:condition="is-true-formula(AND(ISNUMBER(FIND(&quot;N&quot;;[.$C2];1));OR(ISNUMBER(FIND(&quot;Y&quot;;[.$D2];1));ISNUMBER(FIND(&quot;Y&quot;;[.$E2];1));ISNUMBER(FIND(&quot;Y&quot;;[.$F2];1));ISNUMBER(FIND(&quot;Y&quot;;[.$G2];1)))))" style:apply-style-name="Good" style:base-cell-address="'Samples follow-up'.C2"/>
      <style:map style:condition="is-true-formula(ISNUMBER(FIND(&quot;N&quot;;[.$C2];1)))" style:apply-style-name="Warning" style:base-cell-address="'Samples follow-up'.C2"/>
    </style:style>
    <style:style style:name="ce5" style:family="table-cell" style:parent-style-name="Default" style:data-style-name="N0"/>
    <style:style style:name="ce6" style:family="table-cell" style:parent-style-name="Default">
      <style:map style:condition="is-true-formula(AND(ISNUMBER(FIND(&quot;N&quot;;[.$D2];1));ISNUMBER(FIND(&quot;Y&quot;;[.$C2];1))))" style:apply-style-name="Error" style:base-cell-address="'Samples follow-up'.D2"/>
      <style:map style:condition="is-true-formula(ISNUMBER(FIND(&quot;N&quot;;[.$D2];1)))" style:apply-style-name="Warning" style:base-cell-address="'Samples follow-up'.D2"/>
    </style:style>
    <style:style style:name="ce7" style:family="table-cell" style:parent-style-name="Default">
      <style:table-cell-properties fo:background-color="transparent"/>
      <style:text-properties fo:color="#000000"/>
      <style:map style:condition="is-true-formula(AND(ISNUMBER(FIND(&quot;N&quot;;[.$D2];1));ISNUMBER(FIND(&quot;Y&quot;;[.$C2];1))))" style:apply-style-name="Error" style:base-cell-address="'Samples follow-up'.D2"/>
      <style:map style:condition="is-true-formula(ISNUMBER(FIND(&quot;N&quot;;[.$D2];1)))" style:apply-style-name="Warning" style:base-cell-address="'Samples follow-up'.D2"/>
    </style:style>
    <style:style style:name="ce8" style:family="table-cell" style:parent-style-name="Default">
      <style:map style:condition="is-true-formula(AND(ISNUMBER(FIND(&quot;N&quot;;[.$E2];1));ISNUMBER(FIND(&quot;Y&quot;;[.$C2];1))))" style:apply-style-name="Error" style:base-cell-address="'Samples follow-up'.E2"/>
      <style:map style:condition="is-true-formula(ISNUMBER(FIND(&quot;N&quot;;[.$E2];1)))" style:apply-style-name="Warning" style:base-cell-address="'Samples follow-up'.E2"/>
    </style:style>
    <style:style style:name="ce9" style:family="table-cell" style:parent-style-name="Default">
      <style:table-cell-properties fo:background-color="transparent"/>
      <style:text-properties fo:color="#000000"/>
      <style:map style:condition="is-true-formula(AND(ISNUMBER(FIND(&quot;N&quot;;[.$E2];1));ISNUMBER(FIND(&quot;Y&quot;;[.$C2];1))))" style:apply-style-name="Error" style:base-cell-address="'Samples follow-up'.E2"/>
      <style:map style:condition="is-true-formula(ISNUMBER(FIND(&quot;N&quot;;[.$E2];1)))" style:apply-style-name="Warning" style:base-cell-address="'Samples follow-up'.E2"/>
    </style:style>
    <style:style style:name="ce10" style:family="table-cell" style:parent-style-name="Default">
      <style:map style:condition="is-true-formula(AND(ISNUMBER(FIND(&quot;N&quot;;[.$F2];1));ISNUMBER(FIND(&quot;Y&quot;;[.$C2];1))))" style:apply-style-name="Error" style:base-cell-address="'Samples follow-up'.F2"/>
      <style:map style:condition="is-true-formula(ISNUMBER(FIND(&quot;N&quot;;[.$F2];1)))" style:apply-style-name="Warning" style:base-cell-address="'Samples follow-up'.F2"/>
    </style:style>
    <style:style style:name="ce11" style:family="table-cell" style:parent-style-name="Default">
      <style:table-cell-properties fo:background-color="transparent"/>
      <style:text-properties fo:color="#000000"/>
      <style:map style:condition="is-true-formula(AND(ISNUMBER(FIND(&quot;N&quot;;[.$F2];1));ISNUMBER(FIND(&quot;Y&quot;;[.$C2];1))))" style:apply-style-name="Error" style:base-cell-address="'Samples follow-up'.F2"/>
      <style:map style:condition="is-true-formula(ISNUMBER(FIND(&quot;N&quot;;[.$F2];1)))" style:apply-style-name="Warning" style:base-cell-address="'Samples follow-up'.F2"/>
    </style:style>
    <style:style style:name="ce12" style:family="table-cell" style:parent-style-name="Default">
      <style:map style:condition="is-true-formula(AND(ISNUMBER(FIND(&quot;N&quot;;[.$G2];1));ISNUMBER(FIND(&quot;Y&quot;;[.$C2];1))))" style:apply-style-name="Error" style:base-cell-address="'Samples follow-up'.G2"/>
      <style:map style:condition="is-true-formula(ISNUMBER(FIND(&quot;N&quot;;[.$G2];1)))" style:apply-style-name="Warning" style:base-cell-address="'Samples follow-up'.G2"/>
    </style:style>
    <style:style style:name="ce13" style:family="table-cell" style:parent-style-name="Default">
      <style:table-cell-properties fo:background-color="transparent"/>
      <style:text-properties fo:color="#000000"/>
      <style:map style:condition="is-true-formula(AND(ISNUMBER(FIND(&quot;N&quot;;[.$G2];1));ISNUMBER(FIND(&quot;Y&quot;;[.$C2];1))))" style:apply-style-name="Error" style:base-cell-address="'Samples follow-up'.G2"/>
      <style:map style:condition="is-true-formula(ISNUMBER(FIND(&quot;N&quot;;[.$G2];1)))" style:apply-style-name="Warning" style:base-cell-address="'Samples follow-up'.G2"/>
    </style:style>
    <style:style style:name="ce14" style:family="table-cell" style:parent-style-name="Default">
      <style:table-cell-properties fo:background-color="#ffff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amples follow-up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Subject</text:p>
          </table:table-cell>
          <table:table-cell table:style-name="ce1" office:value-type="string">
            <text:p>Env</text:p>
          </table:table-cell>
          <table:table-cell table:style-name="ce1" office:value-type="string">
            <text:p>Subject / Phase (old)</text:p>
          </table:table-cell>
          <table:table-cell table:style-name="ce1" office:value-type="string">
            <text:p>Subject / Phase</text:p>
          </table:table-cell>
          <table:table-cell table:style-name="ce1" office:value-type="string">
            <text:p>Subject / No Phase</text:p>
          </table:table-cell>
          <table:table-cell table:style-name="ce1" office:value-type="string">
            <text:p>Agent / Phase</text:p>
          </table:table-cell>
          <table:table-cell table:style-name="ce1" office:value-type="string">
            <text:p>Agent / No Phase</text:p>
          </table:table-cell>
          <table:table-cell table:style-name="ce1" office:value-type="string">
            <text:p>Present in learning</text:p>
          </table:table-cell>
          <table:table-cell table:style-name="ce1" office:value-type="string">
            <text:p>IPUs/wav split ?</text:p>
          </table:table-cell>
          <table:table-cell table:style-name="ce1" office:value-type="string">
            <text:p>Rejected from merge agent/subject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Comments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E1A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2];1));ISNUMBER(FIND(&quot;Y&quot;;[.$E2];1));ISNUMBER(FIND(&quot;Y&quot;;[.$F2];1));ISNUMBER(FIND(&quot;Y&quot;;[.$G2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A</text:p>
          </table:table-cell>
          <table:table-cell office:value-type="string">
            <text:p>Cave</text:p>
          </table:table-cell>
          <table:table-cell table:number-columns-repeated="5" office:value-type="string">
            <text:p>N</text:p>
          </table:table-cell>
          <table:table-cell table:formula="of:=AND(ISNUMBER(FIND(&quot;Y&quot;;[.$D3];1));ISNUMBER(FIND(&quot;Y&quot;;[.$E3];1));ISNUMBER(FIND(&quot;Y&quot;;[.$F3];1));ISNUMBER(FIND(&quot;Y&quot;;[.$G3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A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4];1));ISNUMBER(FIND(&quot;Y&quot;;[.$E4];1));ISNUMBER(FIND(&quot;Y&quot;;[.$F4];1));ISNUMBER(FIND(&quot;Y&quot;;[.$G4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2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5];1));ISNUMBER(FIND(&quot;Y&quot;;[.$E5];1));ISNUMBER(FIND(&quot;Y&quot;;[.$F5];1));ISNUMBER(FIND(&quot;Y&quot;;[.$G5];1)))" office:value-type="boolean" office:boolean-value="true">
            <text:p>TRUE</text:p>
          </table:table-cell>
          <table:table-cell table:number-columns-repeated="3"/>
          <table:table-cell office:value-type="string">
            <office:annotation draw:style-name="gr1" draw:text-style-name="P1" svg:width="2.899cm" svg:height="1.781cm" svg:x="31.525cm" svg:y="1.089cm" draw:caption-point-x="-0.695cm" draw:caption-point-y="1.508cm">
              <dc:date>2019-02-25T00:00:00</dc:date>
              <text:p text:style-name="P1"><text:span text:style-name="T1">Files under folder E2C were already named with “E2B” prefix</text:span></text:p>
            </office:annotation>
            <text:p>Renamed $B/E2C to $B/E02B</text:p>
          </table:table-cell>
          <table:table-cell table:number-columns-repeated="1012"/>
        </table:table-row>
        <table:table-row table:style-name="ro2">
          <table:table-cell office:value-type="string">
            <text:p>E2B</text:p>
          </table:table-cell>
          <table:table-cell office:value-type="string">
            <text:p>Cav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6];1));ISNUMBER(FIND(&quot;Y&quot;;[.$E6];1));ISNUMBER(FIND(&quot;Y&quot;;[.$F6];1));ISNUMBER(FIND(&quot;Y&quot;;[.$G6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E2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];1));ISNUMBER(FIND(&quot;Y&quot;;[.$E7];1));ISNUMBER(FIND(&quot;Y&quot;;[.$F7];1));ISNUMBER(FIND(&quot;Y&quot;;[.$G7];1)))" office:value-type="boolean" office:boolean-value="true">
            <text:p>TRUE</text:p>
          </table:table-cell>
          <table:table-cell table:number-columns-repeated="3"/>
          <table:table-cell office:value-type="string">
            <text:p>Renamed $B/E2C to $B/E02B</text:p>
          </table:table-cell>
          <table:table-cell table:number-columns-repeated="1012"/>
        </table:table-row>
        <table:table-row table:style-name="ro2">
          <table:table-cell office:value-type="string">
            <text:p>E3C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8];1));ISNUMBER(FIND(&quot;Y&quot;;[.$E8];1));ISNUMBER(FIND(&quot;Y&quot;;[.$F8];1));ISNUMBER(FIND(&quot;Y&quot;;[.$G8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3C</text:p>
          </table:table-cell>
          <table:table-cell office:value-type="string">
            <text:p>Cav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formula="of:=AND(ISNUMBER(FIND(&quot;Y&quot;;[.$D9];1));ISNUMBER(FIND(&quot;Y&quot;;[.$E9];1));ISNUMBER(FIND(&quot;Y&quot;;[.$F9];1));ISNUMBER(FIND(&quot;Y&quot;;[.$G9];1)))" office:value-type="boolean" office:boolean-value="false">
            <text:p>FALS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3C</text:p>
          </table:table-cell>
          <table:table-cell office:value-type="string">
            <text:p>PC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10];1));ISNUMBER(FIND(&quot;Y&quot;;[.$E10];1));ISNUMBER(FIND(&quot;Y&quot;;[.$F10];1));ISNUMBER(FIND(&quot;Y&quot;;[.$G10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4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];1));ISNUMBER(FIND(&quot;Y&quot;;[.$E11];1));ISNUMBER(FIND(&quot;Y&quot;;[.$F11];1));ISNUMBER(FIND(&quot;Y&quot;;[.$G1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4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2];1));ISNUMBER(FIND(&quot;Y&quot;;[.$E12];1));ISNUMBER(FIND(&quot;Y&quot;;[.$F12];1));ISNUMBER(FIND(&quot;Y&quot;;[.$G1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4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3];1));ISNUMBER(FIND(&quot;Y&quot;;[.$E13];1));ISNUMBER(FIND(&quot;Y&quot;;[.$F13];1));ISNUMBER(FIND(&quot;Y&quot;;[.$G1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5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4];1));ISNUMBER(FIND(&quot;Y&quot;;[.$E14];1));ISNUMBER(FIND(&quot;Y&quot;;[.$F14];1));ISNUMBER(FIND(&quot;Y&quot;;[.$G1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5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5];1));ISNUMBER(FIND(&quot;Y&quot;;[.$E15];1));ISNUMBER(FIND(&quot;Y&quot;;[.$F15];1));ISNUMBER(FIND(&quot;Y&quot;;[.$G1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5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6];1));ISNUMBER(FIND(&quot;Y&quot;;[.$E16];1));ISNUMBER(FIND(&quot;Y&quot;;[.$F16];1));ISNUMBER(FIND(&quot;Y&quot;;[.$G1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6F</text:p>
          </table:table-cell>
          <table:table-cell office:value-type="string">
            <text:p>Casque</text:p>
          </table:table-cell>
          <table:table-cell office:value-type="string">
            <text:p>Y</text:p>
          </table:table-cell>
          <table:table-cell table:style-name="ce7" office:value-type="string">
            <text:p>Y</text:p>
          </table:table-cell>
          <table:table-cell table:style-name="ce9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3" office:value-type="string">
            <text:p>Y</text:p>
          </table:table-cell>
          <table:table-cell table:formula="of:=AND(ISNUMBER(FIND(&quot;Y&quot;;[.$D17];1));ISNUMBER(FIND(&quot;Y&quot;;[.$E17];1));ISNUMBER(FIND(&quot;Y&quot;;[.$F17];1));ISNUMBER(FIND(&quot;Y&quot;;[.$G17];1)))" office:value-type="boolean" office:boolean-value="true">
            <text:p>TRUE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Agent sound wav contained overlaping wavs, now fixed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E6F</text:p>
          </table:table-cell>
          <table:table-cell table:style-name="ce2" office:value-type="string">
            <text:p>Cav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8];1));ISNUMBER(FIND(&quot;Y&quot;;[.$E18];1));ISNUMBER(FIND(&quot;Y&quot;;[.$F18];1));ISNUMBER(FIND(&quot;Y&quot;;[.$G18];1)))" office:value-type="boolean" office:boolean-value="false">
            <text:p>FALSE</text:p>
          </table:table-cell>
          <table:table-cell table:number-columns-repeated="3"/>
          <table:table-cell office:value-type="string">
            <text:p>Empty transcription in E06F-03-Cave-micro.E1-5.xra</text:p>
          </table:table-cell>
          <table:table-cell table:number-columns-repeated="1012"/>
        </table:table-row>
        <table:table-row table:style-name="ro2">
          <table:table-cell office:value-type="string">
            <text:p>E6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9];1));ISNUMBER(FIND(&quot;Y&quot;;[.$E19];1));ISNUMBER(FIND(&quot;Y&quot;;[.$F19];1));ISNUMBER(FIND(&quot;Y&quot;;[.$G19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7F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20];1));ISNUMBER(FIND(&quot;Y&quot;;[.$E20];1));ISNUMBER(FIND(&quot;Y&quot;;[.$F20];1));ISNUMBER(FIND(&quot;Y&quot;;[.$G2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F</text:p>
          </table:table-cell>
          <table:table-cell office:value-type="string">
            <text:p>Cave</text:p>
          </table:table-cell>
          <table:table-cell table:number-columns-repeated="5" office:value-type="string">
            <text:p>N</text:p>
          </table:table-cell>
          <table:table-cell table:formula="of:=AND(ISNUMBER(FIND(&quot;Y&quot;;[.$D21];1));ISNUMBER(FIND(&quot;Y&quot;;[.$E21];1));ISNUMBER(FIND(&quot;Y&quot;;[.$F21];1));ISNUMBER(FIND(&quot;Y&quot;;[.$G21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F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22];1));ISNUMBER(FIND(&quot;Y&quot;;[.$E22];1));ISNUMBER(FIND(&quot;Y&quot;;[.$F22];1));ISNUMBER(FIND(&quot;Y&quot;;[.$G22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A</text:p>
          </table:table-cell>
          <table:table-cell office:value-type="string">
            <text:p>Casqu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23];1));ISNUMBER(FIND(&quot;Y&quot;;[.$E23];1));ISNUMBER(FIND(&quot;Y&quot;;[.$F23];1));ISNUMBER(FIND(&quot;Y&quot;;[.$G23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24];1));ISNUMBER(FIND(&quot;Y&quot;;[.$E24];1));ISNUMBER(FIND(&quot;Y&quot;;[.$F24];1));ISNUMBER(FIND(&quot;Y&quot;;[.$G2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7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25];1));ISNUMBER(FIND(&quot;Y&quot;;[.$E25];1));ISNUMBER(FIND(&quot;Y&quot;;[.$F25];1));ISNUMBER(FIND(&quot;Y&quot;;[.$G25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8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26];1));ISNUMBER(FIND(&quot;Y&quot;;[.$E26];1));ISNUMBER(FIND(&quot;Y&quot;;[.$F26];1));ISNUMBER(FIND(&quot;Y&quot;;[.$G2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8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27];1));ISNUMBER(FIND(&quot;Y&quot;;[.$E27];1));ISNUMBER(FIND(&quot;Y&quot;;[.$F27];1));ISNUMBER(FIND(&quot;Y&quot;;[.$G2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8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28];1));ISNUMBER(FIND(&quot;Y&quot;;[.$E28];1));ISNUMBER(FIND(&quot;Y&quot;;[.$F28];1));ISNUMBER(FIND(&quot;Y&quot;;[.$G28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9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29];1));ISNUMBER(FIND(&quot;Y&quot;;[.$E29];1));ISNUMBER(FIND(&quot;Y&quot;;[.$F29];1));ISNUMBER(FIND(&quot;Y&quot;;[.$G29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9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30];1));ISNUMBER(FIND(&quot;Y&quot;;[.$E30];1));ISNUMBER(FIND(&quot;Y&quot;;[.$F30];1));ISNUMBER(FIND(&quot;Y&quot;;[.$G3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9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31];1));ISNUMBER(FIND(&quot;Y&quot;;[.$E31];1));ISNUMBER(FIND(&quot;Y&quot;;[.$F31];1));ISNUMBER(FIND(&quot;Y&quot;;[.$G31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10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32];1));ISNUMBER(FIND(&quot;Y&quot;;[.$E32];1));ISNUMBER(FIND(&quot;Y&quot;;[.$F32];1));ISNUMBER(FIND(&quot;Y&quot;;[.$G32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10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33];1));ISNUMBER(FIND(&quot;Y&quot;;[.$E33];1));ISNUMBER(FIND(&quot;Y&quot;;[.$F33];1));ISNUMBER(FIND(&quot;Y&quot;;[.$G3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10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34];1));ISNUMBER(FIND(&quot;Y&quot;;[.$E34];1));ISNUMBER(FIND(&quot;Y&quot;;[.$F34];1));ISNUMBER(FIND(&quot;Y&quot;;[.$G3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11E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35];1));ISNUMBER(FIND(&quot;Y&quot;;[.$E35];1));ISNUMBER(FIND(&quot;Y&quot;;[.$F35];1));ISNUMBER(FIND(&quot;Y&quot;;[.$G35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11E</text:p>
          </table:table-cell>
          <table:table-cell office:value-type="string">
            <text:p>Cav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formula="of:=AND(ISNUMBER(FIND(&quot;Y&quot;;[.$D36];1));ISNUMBER(FIND(&quot;Y&quot;;[.$E36];1));ISNUMBER(FIND(&quot;Y&quot;;[.$F36];1));ISNUMBER(FIND(&quot;Y&quot;;[.$G36];1)))" office:value-type="boolean" office:boolean-value="false">
            <text:p>FALSE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MemoryError in sppas / channel.py for agent/no phase</text:p>
          </table:table-cell>
          <table:table-cell table:number-columns-repeated="1012"/>
        </table:table-row>
        <table:table-row table:style-name="ro2">
          <table:table-cell office:value-type="string">
            <text:p>E11E</text:p>
          </table:table-cell>
          <table:table-cell office:value-type="string">
            <text:p>PC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37];1));ISNUMBER(FIND(&quot;Y&quot;;[.$E37];1));ISNUMBER(FIND(&quot;Y&quot;;[.$F37];1));ISNUMBER(FIND(&quot;Y&quot;;[.$G37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12F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38];1));ISNUMBER(FIND(&quot;Y&quot;;[.$E38];1));ISNUMBER(FIND(&quot;Y&quot;;[.$F38];1));ISNUMBER(FIND(&quot;Y&quot;;[.$G3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2F</text:p>
          </table:table-cell>
          <table:table-cell office:value-type="string">
            <text:p>Cave</text:p>
          </table:table-cell>
          <table:table-cell table:number-columns-repeated="5" office:value-type="string">
            <text:p>N</text:p>
          </table:table-cell>
          <table:table-cell table:formula="of:=AND(ISNUMBER(FIND(&quot;Y&quot;;[.$D39];1));ISNUMBER(FIND(&quot;Y&quot;;[.$E39];1));ISNUMBER(FIND(&quot;Y&quot;;[.$F39];1));ISNUMBER(FIND(&quot;Y&quot;;[.$G39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2F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40];1));ISNUMBER(FIND(&quot;Y&quot;;[.$E40];1));ISNUMBER(FIND(&quot;Y&quot;;[.$F40];1));ISNUMBER(FIND(&quot;Y&quot;;[.$G4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3A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41];1));ISNUMBER(FIND(&quot;Y&quot;;[.$E41];1));ISNUMBER(FIND(&quot;Y&quot;;[.$F41];1));ISNUMBER(FIND(&quot;Y&quot;;[.$G4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13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42];1));ISNUMBER(FIND(&quot;Y&quot;;[.$E42];1));ISNUMBER(FIND(&quot;Y&quot;;[.$F42];1));ISNUMBER(FIND(&quot;Y&quot;;[.$G4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13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43];1));ISNUMBER(FIND(&quot;Y&quot;;[.$E43];1));ISNUMBER(FIND(&quot;Y&quot;;[.$F43];1));ISNUMBER(FIND(&quot;Y&quot;;[.$G4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A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44];1));ISNUMBER(FIND(&quot;Y&quot;;[.$E44];1));ISNUMBER(FIND(&quot;Y&quot;;[.$F44];1));ISNUMBER(FIND(&quot;Y&quot;;[.$G44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1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7" office:value-type="string">
            <text:p>Y</text:p>
          </table:table-cell>
          <table:table-cell table:style-name="ce9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3" office:value-type="string">
            <text:p>Y</text:p>
          </table:table-cell>
          <table:table-cell table:formula="of:=AND(ISNUMBER(FIND(&quot;Y&quot;;[.$D45];1));ISNUMBER(FIND(&quot;Y&quot;;[.$E45];1));ISNUMBER(FIND(&quot;Y&quot;;[.$F45];1));ISNUMBER(FIND(&quot;Y&quot;;[.$G45];1)))" office:value-type="boolean" office:boolean-value="true">
            <text:p>TRUE</text:p>
          </table:table-cell>
          <table:table-cell table:number-columns-repeated="2"/>
          <table:table-cell office:value-type="string">
            <text:p>A ?</text:p>
          </table:table-cell>
          <table:table-cell office:value-type="string">
            <text:p>sppas tmp folder to remove (cf alignment.py command)</text:p>
          </table:table-cell>
          <table:table-cell table:number-columns-repeated="1012"/>
        </table:table-row>
        <table:table-row table:style-name="ro2">
          <table:table-cell office:value-type="string">
            <text:p>N1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46];1));ISNUMBER(FIND(&quot;Y&quot;;[.$E46];1));ISNUMBER(FIND(&quot;Y&quot;;[.$F46];1));ISNUMBER(FIND(&quot;Y&quot;;[.$G4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47];1));ISNUMBER(FIND(&quot;Y&quot;;[.$E47];1));ISNUMBER(FIND(&quot;Y&quot;;[.$F47];1));ISNUMBER(FIND(&quot;Y&quot;;[.$G4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48];1));ISNUMBER(FIND(&quot;Y&quot;;[.$E48];1));ISNUMBER(FIND(&quot;Y&quot;;[.$F48];1));ISNUMBER(FIND(&quot;Y&quot;;[.$G4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B</text:p>
          </table:table-cell>
          <table:table-cell office:value-type="string">
            <text:p>PC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49];1));ISNUMBER(FIND(&quot;Y&quot;;[.$E49];1));ISNUMBER(FIND(&quot;Y&quot;;[.$F49];1));ISNUMBER(FIND(&quot;Y&quot;;[.$G49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3C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50];1));ISNUMBER(FIND(&quot;Y&quot;;[.$E50];1));ISNUMBER(FIND(&quot;Y&quot;;[.$F50];1));ISNUMBER(FIND(&quot;Y&quot;;[.$G50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3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51];1));ISNUMBER(FIND(&quot;Y&quot;;[.$E51];1));ISNUMBER(FIND(&quot;Y&quot;;[.$F51];1));ISNUMBER(FIND(&quot;Y&quot;;[.$G5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3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52];1));ISNUMBER(FIND(&quot;Y&quot;;[.$E52];1));ISNUMBER(FIND(&quot;Y&quot;;[.$F52];1));ISNUMBER(FIND(&quot;Y&quot;;[.$G5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4D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53];1));ISNUMBER(FIND(&quot;Y&quot;;[.$E53];1));ISNUMBER(FIND(&quot;Y&quot;;[.$F53];1));ISNUMBER(FIND(&quot;Y&quot;;[.$G53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4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54];1));ISNUMBER(FIND(&quot;Y&quot;;[.$E54];1));ISNUMBER(FIND(&quot;Y&quot;;[.$F54];1));ISNUMBER(FIND(&quot;Y&quot;;[.$G5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4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55];1));ISNUMBER(FIND(&quot;Y&quot;;[.$E55];1));ISNUMBER(FIND(&quot;Y&quot;;[.$F55];1));ISNUMBER(FIND(&quot;Y&quot;;[.$G55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5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56];1));ISNUMBER(FIND(&quot;Y&quot;;[.$E56];1));ISNUMBER(FIND(&quot;Y&quot;;[.$F56];1));ISNUMBER(FIND(&quot;Y&quot;;[.$G5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5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57];1));ISNUMBER(FIND(&quot;Y&quot;;[.$E57];1));ISNUMBER(FIND(&quot;Y&quot;;[.$F57];1));ISNUMBER(FIND(&quot;Y&quot;;[.$G57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5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58];1));ISNUMBER(FIND(&quot;Y&quot;;[.$E58];1));ISNUMBER(FIND(&quot;Y&quot;;[.$F58];1));ISNUMBER(FIND(&quot;Y&quot;;[.$G58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6F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59];1));ISNUMBER(FIND(&quot;Y&quot;;[.$E59];1));ISNUMBER(FIND(&quot;Y&quot;;[.$F59];1));ISNUMBER(FIND(&quot;Y&quot;;[.$G59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6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60];1));ISNUMBER(FIND(&quot;Y&quot;;[.$E60];1));ISNUMBER(FIND(&quot;Y&quot;;[.$F60];1));ISNUMBER(FIND(&quot;Y&quot;;[.$G60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6F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61];1));ISNUMBER(FIND(&quot;Y&quot;;[.$E61];1));ISNUMBER(FIND(&quot;Y&quot;;[.$F61];1));ISNUMBER(FIND(&quot;Y&quot;;[.$G61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7A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62];1));ISNUMBER(FIND(&quot;Y&quot;;[.$E62];1));ISNUMBER(FIND(&quot;Y&quot;;[.$F62];1));ISNUMBER(FIND(&quot;Y&quot;;[.$G62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7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7" office:value-type="string">
            <text:p>Y</text:p>
          </table:table-cell>
          <table:table-cell table:style-name="ce9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3" office:value-type="string">
            <text:p>Y</text:p>
          </table:table-cell>
          <table:table-cell table:formula="of:=AND(ISNUMBER(FIND(&quot;Y&quot;;[.$D63];1));ISNUMBER(FIND(&quot;Y&quot;;[.$E63];1));ISNUMBER(FIND(&quot;Y&quot;;[.$F63];1));ISNUMBER(FIND(&quot;Y&quot;;[.$G63];1)))" office:value-type="boolean" office:boolean-value="true">
            <text:p>TRUE</text:p>
          </table:table-cell>
          <table:table-cell table:number-columns-repeated="2"/>
          <table:table-cell office:value-type="string">
            <text:p>A ?</text:p>
          </table:table-cell>
          <table:table-cell table:number-columns-repeated="1013"/>
        </table:table-row>
        <table:table-row table:style-name="ro2">
          <table:table-cell office:value-type="string">
            <text:p>N7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64];1));ISNUMBER(FIND(&quot;Y&quot;;[.$E64];1));ISNUMBER(FIND(&quot;Y&quot;;[.$F64];1));ISNUMBER(FIND(&quot;Y&quot;;[.$G64];1)))" office:value-type="boolean" office:boolean-value="true">
            <text:p>TRUE</text:p>
          </table:table-cell>
          <table:table-cell office:value-type="string">
            <text:p>N</text:p>
          </table:table-cell>
          <table:table-cell/>
          <table:table-cell office:value-type="string">
            <text:p>D</text:p>
          </table:table-cell>
          <table:table-cell table:number-columns-repeated="1013"/>
        </table:table-row>
        <table:table-row table:style-name="ro2">
          <table:table-cell office:value-type="string">
            <text:p>N8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65];1));ISNUMBER(FIND(&quot;Y&quot;;[.$E65];1));ISNUMBER(FIND(&quot;Y&quot;;[.$F65];1));ISNUMBER(FIND(&quot;Y&quot;;[.$G6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8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66];1));ISNUMBER(FIND(&quot;Y&quot;;[.$E66];1));ISNUMBER(FIND(&quot;Y&quot;;[.$F66];1));ISNUMBER(FIND(&quot;Y&quot;;[.$G6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8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67];1));ISNUMBER(FIND(&quot;Y&quot;;[.$E67];1));ISNUMBER(FIND(&quot;Y&quot;;[.$F67];1));ISNUMBER(FIND(&quot;Y&quot;;[.$G6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9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68];1));ISNUMBER(FIND(&quot;Y&quot;;[.$E68];1));ISNUMBER(FIND(&quot;Y&quot;;[.$F68];1));ISNUMBER(FIND(&quot;Y&quot;;[.$G6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9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69];1));ISNUMBER(FIND(&quot;Y&quot;;[.$E69];1));ISNUMBER(FIND(&quot;Y&quot;;[.$F69];1));ISNUMBER(FIND(&quot;Y&quot;;[.$G69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9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0];1));ISNUMBER(FIND(&quot;Y&quot;;[.$E70];1));ISNUMBER(FIND(&quot;Y&quot;;[.$F70];1));ISNUMBER(FIND(&quot;Y&quot;;[.$G7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0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71];1));ISNUMBER(FIND(&quot;Y&quot;;[.$E71];1));ISNUMBER(FIND(&quot;Y&quot;;[.$F71];1));ISNUMBER(FIND(&quot;Y&quot;;[.$G7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0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72];1));ISNUMBER(FIND(&quot;Y&quot;;[.$E72];1));ISNUMBER(FIND(&quot;Y&quot;;[.$F72];1));ISNUMBER(FIND(&quot;Y&quot;;[.$G7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0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3];1));ISNUMBER(FIND(&quot;Y&quot;;[.$E73];1));ISNUMBER(FIND(&quot;Y&quot;;[.$F73];1));ISNUMBER(FIND(&quot;Y&quot;;[.$G7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1E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74];1));ISNUMBER(FIND(&quot;Y&quot;;[.$E74];1));ISNUMBER(FIND(&quot;Y&quot;;[.$F74];1));ISNUMBER(FIND(&quot;Y&quot;;[.$G74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11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75];1));ISNUMBER(FIND(&quot;Y&quot;;[.$E75];1));ISNUMBER(FIND(&quot;Y&quot;;[.$F75];1));ISNUMBER(FIND(&quot;Y&quot;;[.$G7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1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6];1));ISNUMBER(FIND(&quot;Y&quot;;[.$E76];1));ISNUMBER(FIND(&quot;Y&quot;;[.$F76];1));ISNUMBER(FIND(&quot;Y&quot;;[.$G7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2F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77];1));ISNUMBER(FIND(&quot;Y&quot;;[.$E77];1));ISNUMBER(FIND(&quot;Y&quot;;[.$F77];1));ISNUMBER(FIND(&quot;Y&quot;;[.$G7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2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78];1));ISNUMBER(FIND(&quot;Y&quot;;[.$E78];1));ISNUMBER(FIND(&quot;Y&quot;;[.$F78];1));ISNUMBER(FIND(&quot;Y&quot;;[.$G78];1)))" office:value-type="boolean" office:boolean-value="true">
            <text:p>TRUE</text:p>
          </table:table-cell>
          <table:table-cell table:number-columns-repeated="2"/>
          <table:table-cell office:value-type="string">
            <text:p>A ?</text:p>
          </table:table-cell>
          <table:table-cell table:number-columns-repeated="1013"/>
        </table:table-row>
        <table:table-row table:style-name="ro2">
          <table:table-cell office:value-type="string">
            <text:p>N12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9];1));ISNUMBER(FIND(&quot;Y&quot;;[.$E79];1));ISNUMBER(FIND(&quot;Y&quot;;[.$F79];1));ISNUMBER(FIND(&quot;Y&quot;;[.$G79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3A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0];1));ISNUMBER(FIND(&quot;Y&quot;;[.$E80];1));ISNUMBER(FIND(&quot;Y&quot;;[.$F80];1));ISNUMBER(FIND(&quot;Y&quot;;[.$G80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3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81];1));ISNUMBER(FIND(&quot;Y&quot;;[.$E81];1));ISNUMBER(FIND(&quot;Y&quot;;[.$F81];1));ISNUMBER(FIND(&quot;Y&quot;;[.$G81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3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82];1));ISNUMBER(FIND(&quot;Y&quot;;[.$E82];1));ISNUMBER(FIND(&quot;Y&quot;;[.$F82];1));ISNUMBER(FIND(&quot;Y&quot;;[.$G8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4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3];1));ISNUMBER(FIND(&quot;Y&quot;;[.$E83];1));ISNUMBER(FIND(&quot;Y&quot;;[.$F83];1));ISNUMBER(FIND(&quot;Y&quot;;[.$G8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4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84];1));ISNUMBER(FIND(&quot;Y&quot;;[.$E84];1));ISNUMBER(FIND(&quot;Y&quot;;[.$F84];1));ISNUMBER(FIND(&quot;Y&quot;;[.$G8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4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85];1));ISNUMBER(FIND(&quot;Y&quot;;[.$E85];1));ISNUMBER(FIND(&quot;Y&quot;;[.$F85];1));ISNUMBER(FIND(&quot;Y&quot;;[.$G8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5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6];1));ISNUMBER(FIND(&quot;Y&quot;;[.$E86];1));ISNUMBER(FIND(&quot;Y&quot;;[.$F86];1));ISNUMBER(FIND(&quot;Y&quot;;[.$G86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15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87];1));ISNUMBER(FIND(&quot;Y&quot;;[.$E87];1));ISNUMBER(FIND(&quot;Y&quot;;[.$F87];1));ISNUMBER(FIND(&quot;Y&quot;;[.$G8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5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88];1));ISNUMBER(FIND(&quot;Y&quot;;[.$E88];1));ISNUMBER(FIND(&quot;Y&quot;;[.$F88];1));ISNUMBER(FIND(&quot;Y&quot;;[.$G8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6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9];1));ISNUMBER(FIND(&quot;Y&quot;;[.$E89];1));ISNUMBER(FIND(&quot;Y&quot;;[.$F89];1));ISNUMBER(FIND(&quot;Y&quot;;[.$G89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6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0];1));ISNUMBER(FIND(&quot;Y&quot;;[.$E90];1));ISNUMBER(FIND(&quot;Y&quot;;[.$F90];1));ISNUMBER(FIND(&quot;Y&quot;;[.$G9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6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91];1));ISNUMBER(FIND(&quot;Y&quot;;[.$E91];1));ISNUMBER(FIND(&quot;Y&quot;;[.$F91];1));ISNUMBER(FIND(&quot;Y&quot;;[.$G9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7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92];1));ISNUMBER(FIND(&quot;Y&quot;;[.$E92];1));ISNUMBER(FIND(&quot;Y&quot;;[.$F92];1));ISNUMBER(FIND(&quot;Y&quot;;[.$G9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7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3];1));ISNUMBER(FIND(&quot;Y&quot;;[.$E93];1));ISNUMBER(FIND(&quot;Y&quot;;[.$F93];1));ISNUMBER(FIND(&quot;Y&quot;;[.$G9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7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94];1));ISNUMBER(FIND(&quot;Y&quot;;[.$E94];1));ISNUMBER(FIND(&quot;Y&quot;;[.$F94];1));ISNUMBER(FIND(&quot;Y&quot;;[.$G9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8F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95];1));ISNUMBER(FIND(&quot;Y&quot;;[.$E95];1));ISNUMBER(FIND(&quot;Y&quot;;[.$F95];1));ISNUMBER(FIND(&quot;Y&quot;;[.$G9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8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6];1));ISNUMBER(FIND(&quot;Y&quot;;[.$E96];1));ISNUMBER(FIND(&quot;Y&quot;;[.$F96];1));ISNUMBER(FIND(&quot;Y&quot;;[.$G9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8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97];1));ISNUMBER(FIND(&quot;Y&quot;;[.$E97];1));ISNUMBER(FIND(&quot;Y&quot;;[.$F97];1));ISNUMBER(FIND(&quot;Y&quot;;[.$G97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9A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98];1));ISNUMBER(FIND(&quot;Y&quot;;[.$E98];1));ISNUMBER(FIND(&quot;Y&quot;;[.$F98];1));ISNUMBER(FIND(&quot;Y&quot;;[.$G9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19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9];1));ISNUMBER(FIND(&quot;Y&quot;;[.$E99];1));ISNUMBER(FIND(&quot;Y&quot;;[.$F99];1));ISNUMBER(FIND(&quot;Y&quot;;[.$G99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9A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100];1));ISNUMBER(FIND(&quot;Y&quot;;[.$E100];1));ISNUMBER(FIND(&quot;Y&quot;;[.$F100];1));ISNUMBER(FIND(&quot;Y&quot;;[.$G10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0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01];1));ISNUMBER(FIND(&quot;Y&quot;;[.$E101];1));ISNUMBER(FIND(&quot;Y&quot;;[.$F101];1));ISNUMBER(FIND(&quot;Y&quot;;[.$G10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0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02];1));ISNUMBER(FIND(&quot;Y&quot;;[.$E102];1));ISNUMBER(FIND(&quot;Y&quot;;[.$F102];1));ISNUMBER(FIND(&quot;Y&quot;;[.$G10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0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03];1));ISNUMBER(FIND(&quot;Y&quot;;[.$E103];1));ISNUMBER(FIND(&quot;Y&quot;;[.$F103];1));ISNUMBER(FIND(&quot;Y&quot;;[.$G10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1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04];1));ISNUMBER(FIND(&quot;Y&quot;;[.$E104];1));ISNUMBER(FIND(&quot;Y&quot;;[.$F104];1));ISNUMBER(FIND(&quot;Y&quot;;[.$G10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1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05];1));ISNUMBER(FIND(&quot;Y&quot;;[.$E105];1));ISNUMBER(FIND(&quot;Y&quot;;[.$F105];1));ISNUMBER(FIND(&quot;Y&quot;;[.$G10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1C</text:p>
          </table:table-cell>
          <table:table-cell office:value-type="string">
            <text:p>PC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06];1));ISNUMBER(FIND(&quot;Y&quot;;[.$E106];1));ISNUMBER(FIND(&quot;Y&quot;;[.$F106];1));ISNUMBER(FIND(&quot;Y&quot;;[.$G106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2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style-name="ce14" table:formula="of:=AND(ISNUMBER(FIND(&quot;Y&quot;;[.$D107];1));ISNUMBER(FIND(&quot;Y&quot;;[.$E107];1));ISNUMBER(FIND(&quot;Y&quot;;[.$F107];1));ISNUMBER(FIND(&quot;Y&quot;;[.$G10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2D</text:p>
          </table:table-cell>
          <table:table-cell office:value-type="string">
            <text:p>Cav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08];1));ISNUMBER(FIND(&quot;Y&quot;;[.$E108];1));ISNUMBER(FIND(&quot;Y&quot;;[.$F108];1));ISNUMBER(FIND(&quot;Y&quot;;[.$G10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2D</text:p>
          </table:table-cell>
          <table:table-cell office:value-type="string">
            <text:p>PC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09];1));ISNUMBER(FIND(&quot;Y&quot;;[.$E109];1));ISNUMBER(FIND(&quot;Y&quot;;[.$F109];1));ISNUMBER(FIND(&quot;Y&quot;;[.$G109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3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0];1));ISNUMBER(FIND(&quot;Y&quot;;[.$E110];1));ISNUMBER(FIND(&quot;Y&quot;;[.$F110];1));ISNUMBER(FIND(&quot;Y&quot;;[.$G11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3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11];1));ISNUMBER(FIND(&quot;Y&quot;;[.$E111];1));ISNUMBER(FIND(&quot;Y&quot;;[.$F111];1));ISNUMBER(FIND(&quot;Y&quot;;[.$G11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3E</text:p>
          </table:table-cell>
          <table:table-cell office:value-type="string">
            <text:p>PC</text:p>
          </table:table-cell>
          <table:table-cell table:style-name="ce4"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112];1));ISNUMBER(FIND(&quot;Y&quot;;[.$E112];1));ISNUMBER(FIND(&quot;Y&quot;;[.$F112];1));ISNUMBER(FIND(&quot;Y&quot;;[.$G11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4F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3];1));ISNUMBER(FIND(&quot;Y&quot;;[.$E113];1));ISNUMBER(FIND(&quot;Y&quot;;[.$F113];1));ISNUMBER(FIND(&quot;Y&quot;;[.$G113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24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14];1));ISNUMBER(FIND(&quot;Y&quot;;[.$E114];1));ISNUMBER(FIND(&quot;Y&quot;;[.$F114];1));ISNUMBER(FIND(&quot;Y&quot;;[.$G11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24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15];1));ISNUMBER(FIND(&quot;Y&quot;;[.$E115];1));ISNUMBER(FIND(&quot;Y&quot;;[.$F115];1));ISNUMBER(FIND(&quot;Y&quot;;[.$G11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6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6];1));ISNUMBER(FIND(&quot;Y&quot;;[.$E116];1));ISNUMBER(FIND(&quot;Y&quot;;[.$F116];1));ISNUMBER(FIND(&quot;Y&quot;;[.$G11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6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17];1));ISNUMBER(FIND(&quot;Y&quot;;[.$E117];1));ISNUMBER(FIND(&quot;Y&quot;;[.$F117];1));ISNUMBER(FIND(&quot;Y&quot;;[.$G11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6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18];1));ISNUMBER(FIND(&quot;Y&quot;;[.$E118];1));ISNUMBER(FIND(&quot;Y&quot;;[.$F118];1));ISNUMBER(FIND(&quot;Y&quot;;[.$G11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" table:formula="of:=COUNTIF([.C2:.C118]; &quot;N&quot;)" office:value-type="float" office:value="31">
            <text:p>31</text:p>
          </table:table-cell>
          <table:table-cell table:style-name="ce5" table:formula="of:=COUNTIF([.D2:.D118]; &quot;N&quot;)" office:value-type="float" office:value="18">
            <text:p>18</text:p>
          </table:table-cell>
          <table:table-cell table:style-name="ce5" table:formula="of:=COUNTIF([.E2:.E118]; &quot;N&quot;)" office:value-type="float" office:value="18">
            <text:p>18</text:p>
          </table:table-cell>
          <table:table-cell table:style-name="ce5" table:formula="of:=COUNTIF([.F2:.F118]; &quot;N&quot;)" office:value-type="float" office:value="13">
            <text:p>13</text:p>
          </table:table-cell>
          <table:table-cell table:style-name="ce5" table:formula="of:=COUNTIF([.G2:.G118]; &quot;N&quot;)" office:value-type="float" office:value="15">
            <text:p>15</text:p>
          </table:table-cell>
          <table:table-cell table:style-name="ce5" table:formula="of:=COUNTIF([.H2:.H118];&quot;TRUE&quot;)" office:value-type="float" office:value="97">
            <text:p>97</text:p>
          </table:table-cell>
          <table:table-cell table:formula="of:=COUNTIF([.I2:.I118];&quot;N&quot;)" office:value-type="float" office:value="21">
            <text:p>2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formula="of:=COUNTA([.C2:.C118])-[.C119]" office:value-type="float" office:value="86">
            <text:p>86</text:p>
          </table:table-cell>
          <table:table-cell table:style-name="Default" table:formula="of:=COUNTA([.D2:.D118])-[.D119]" office:value-type="float" office:value="99">
            <text:p>99</text:p>
          </table:table-cell>
          <table:table-cell table:style-name="Default" table:formula="of:=COUNTA([.E2:.E118])-[.E119]" office:value-type="float" office:value="99">
            <text:p>99</text:p>
          </table:table-cell>
          <table:table-cell table:style-name="Default" table:formula="of:=COUNTA([.F2:.F118])-[.F119]" office:value-type="float" office:value="104">
            <text:p>104</text:p>
          </table:table-cell>
          <table:table-cell table:style-name="Default" table:formula="of:=COUNTA([.G2:.G118])-[.G119]" office:value-type="float" office:value="102">
            <text:p>102</text:p>
          </table:table-cell>
          <table:table-cell table:number-columns-repeated="1017"/>
        </table:table-row>
      </table:table>
      <table:table table:name="Problems" table:style-name="ta1" table:print="false">
        <table:table-column table:style-name="co9" table:number-columns-repeated="2" table:default-cell-style-name="Default"/>
        <table:table-column table:style-name="co10" table:default-cell-style-name="ce1"/>
        <table:table-column table:style-name="co11" table:default-cell-style-name="ce1"/>
        <table:table-row table:style-name="ro2">
          <table:table-cell/>
          <table:table-cell office:value-type="string">
            <text:p>Problem ID</text:p>
          </table:table-cell>
          <table:table-cell office:value-type="string">
            <text:p>Problem</text:p>
          </table:table-cell>
          <table:table-cell office:value-type="string">
            <text:p>Solution</text:p>
          </table:table-cell>
        </table:table-row>
        <table:table-row table:style-name="ro3">
          <table:table-cell/>
          <table:table-cell office:value-type="string">
            <text:p>A</text:p>
          </table:table-cell>
          <table:table-cell office:value-type="string">
            <text:p>Overlaping sounds in recomposed agent sound</text:p>
          </table:table-cell>
          <table:table-cell office:value-type="string">
            <text:p>300 ms added after end of previous sound in recomposed agent sound, when necessary</text:p>
          </table:table-cell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Video file is missing for some condition, but video is not used for feature extraction</text:p>
          </table:table-cell>
          <table:table-cell office:value-type="string">
            <text:p>renamed candidate folder so it's taken into account by feature extraction code</text:p>
          </table:table-cell>
        </table:table-row>
        <table:table-row table:style-name="ro4">
          <table:table-cell/>
          <table:table-cell office:value-type="string">
            <text:p>C</text:p>
          </table:table-cell>
          <table:table-cell office:value-type="string">
            <text:p>Sound file is slightly shorter than transcription, which causes SPPAS to fail during alignment (even when shorter than 0.003s)</text:p>
            <text:p>ValueError: The end can't be upper than the duration.</text:p>
          </table:table-cell>
          <table:table-cell office:value-type="string">
            <text:p>Duration of sound very slightly increased to match transcription (original .wav file renamed with suffix “-orig”)</text:p>
          </table:table-cell>
        </table:table-row>
        <table:table-row table:style-name="ro5">
          <table:table-cell/>
          <table:table-cell office:value-type="string">
            <text:p>D</text:p>
          </table:table-cell>
          <table:table-cell office:value-type="string">
            <text:p>It may happen that there is no speech during a phase (ex. Agent beginning of N7A/PC, where doctor talks for quite a long time). In this case there is an error in SPPAS when processing for IPUs computation:</text:p>
            <text:p><text:s text:c="4"/>return variability.lstdev(items) / float(central.fmean(items)) * 100.</text:p>
            <text:p>ZeroDivisionError: float division by zero</text:p>
          </table:table-cell>
          <table:table-cell office:value-type="string">
            <text:p>Catch exception and continue processing (considering no IPU at all)</text:p>
          </table:table-cell>
        </table:table-row>
        <table:table-row table:style-name="ro5" table:number-rows-repeated="1048570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RAF" table:style-name="ta1" table:print="false">
        <table:table-column table:style-name="co9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vérifier captation mouvements au démarrage de l'interac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PUs : toujours pb pour les calcul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uvelle feature : durée moyenne des silences</text:p>
          </table:table-cell>
          <table:table-cell office:value-type="string">
            <text:p>feature commune à l'agent et au docteur</text:p>
          </table:table-cell>
          <table:table-cell office:value-type="string">
            <text:p>Non</text:p>
          </table:table-cell>
        </table:table-row>
        <table:table-row table:style-name="ro3">
          <table:table-cell/>
          <table:table-cell office:value-type="string">
            <text:p>Temps de réaction de l'agent virtuel : écart entre un IPU du médecin suivi d'un IPU de l'agent (mais pas l'inverse)</text:p>
          </table:table-cell>
          <table:table-cell/>
          <table:table-cell office:value-type="string">
            <text:p>Oui</text:p>
          </table:table-cell>
        </table:table-row>
        <table:table-row table:style-name="ro3">
          <table:table-cell/>
          <table:table-cell office:value-type="string">
            <text:p>Temps de réaction du médecin (écart entre IPU agent suivi de IPU médecin)</text:p>
          </table:table-cell>
          <table:table-cell office:value-type="string">
            <text:p>IPUs: considérer wavs durée + débuts comme IPUs de l'agent (ne pas utiliser SPPAS)</text:p>
          </table:table-cell>
          <table:table-cell office:value-type="string">
            <text:p>Oui</text:p>
          </table:table-cell>
        </table:table-row>
        <table:table-row table:style-name="ro2">
          <table:table-cell/>
          <table:table-cell office:value-type="string">
            <text:p>Durée moyenne des IPUs ?</text:p>
          </table:table-cell>
          <table:table-cell/>
          <table:table-cell office:value-type="string">
            <text:p>Oui ?</text:p>
          </table:table-cell>
        </table:table-row>
        <table:table-row table:style-name="ro2">
          <table:table-cell/>
          <table:table-cell office:value-type="string">
            <text:p>Débit : longueur moyenne IPU / nb tokens ?</text:p>
          </table:table-cell>
          <table:table-cell/>
          <table:table-cell office:value-type="string">
            <text:p>Oui</text:p>
          </table:table-cell>
        </table:table-row>
        <table:table-row table:style-name="ro2">
          <table:table-cell/>
          <table:table-cell office:value-type="string">
            <text:p>Calculer nb de mouvements de tête plutôt que l'entropie ?</text:p>
          </table:table-cell>
          <table:table-cell/>
          <table:table-cell office:value-type="string">
            <text:p>Non ou plus tar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1 – données plus propre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 upsamplin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ster RF et SVM avec ensemble de test + upsamplin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état de l'art méthodes avec peu de donnée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jout de features</text:p>
          </table:table-cell>
          <table:table-cell table:number-columns-repeated="2"/>
        </table:table-row>
        <table:table-row table:style-name="ro2" table:number-rows-repeated="1048560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23/04/2019</text:date>, <text:time>15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9:01:52.244000000</meta:creation-date>
    <dc:date>2019-04-23T15:15:34.41</dc:date>
    <meta:editing-duration>P2DT3H52M36S</meta:editing-duration>
    <meta:editing-cycles>16</meta:editing-cycles>
    <meta:generator>OpenOffice/4.1.6$Win32 OpenOffice.org_project/416m1$Build-9790</meta:generator>
    <dc:creator>Jérémie b</dc:creator>
    <meta:document-statistic meta:table-count="3" meta:cell-count="1041" meta:object-count="0"/>
  </office:meta>
</office:document-meta>
</file>